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0.458cm" fo:min-width="0.208cm" draw:shadow="visible" draw:shadow-offset-x="0.1cm" draw:shadow-offset-y="0.1cm" draw:shadow-color="#c0c0c0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0.458cm" fo:min-width="10.744cm" draw:shadow="visible" draw:shadow-offset-x="0.1cm" draw:shadow-offset-y="0.1cm" draw:shadow-color="#c0c0c0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0.55cm" fo:min-width="15.4cm" draw:shadow="visible" draw:shadow-offset-x="0.1cm" draw:shadow-offset-y="0.1cm" draw:shadow-color="#c0c0c0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0.55cm" fo:min-width="1.8cm" draw:shadow="visible" draw:shadow-offset-x="0.1cm" draw:shadow-offset-y="0.1cm" draw:shadow-color="#c0c0c0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0.55cm" fo:min-width="2.3cm" draw:shadow="visible" draw:shadow-offset-x="0.1cm" draw:shadow-offset-y="0.1cm" draw:shadow-color="#c0c0c0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 fo:min-height="0.55cm" fo:min-width="1.6cm" draw:shadow="visible" draw:shadow-offset-x="0.1cm" draw:shadow-offset-y="0.1cm" draw:shadow-color="#c0c0c0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 fo:min-height="0.55cm" fo:min-width="2cm" draw:shadow="visible" draw:shadow-offset-x="0.1cm" draw:shadow-offset-y="0.1cm" draw:shadow-color="#c0c0c0"/>
    </style:style>
    <style:style style:name="gr9" style:family="graphic" style:parent-style-name="standard">
      <style:graphic-properties svg:stroke-color="#000000" draw:fill-color="#ffffff" draw:textarea-horizontal-align="justify" draw:textarea-vertical-align="middle" draw:auto-grow-height="false" fo:min-height="0.55cm" fo:min-width="1.9cm" draw:shadow="visible" draw:shadow-offset-x="0.1cm" draw:shadow-offset-y="0.1cm" draw:shadow-color="#c0c0c0"/>
    </style:style>
    <style:style style:name="gr10" style:family="graphic" style:parent-style-name="standard">
      <style:graphic-properties svg:stroke-color="#000000" draw:fill-color="#ffffff" draw:textarea-horizontal-align="justify" draw:textarea-vertical-align="middle" draw:auto-grow-height="false" fo:min-height="0.55cm" fo:min-width="2.8cm" draw:shadow="visible" draw:shadow-offset-x="0.1cm" draw:shadow-offset-y="0.1cm" draw:shadow-color="#c0c0c0"/>
    </style:style>
    <style:style style:name="gr11" style:family="graphic" style:parent-style-name="objectwithoutfill">
      <style:graphic-properties draw:marker-end="Arrow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font-size="1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  <style:text-properties fo:font-style="italic" style:font-style-asian="italic" style:font-style-complex="italic"/>
    </style:style>
    <style:style style:name="P5" style:family="paragraph">
      <loext:graphic-properties draw:fill-color="#ffffff"/>
      <style:paragraph-properties fo:text-align="center"/>
      <style:text-properties fo:font-size="18pt" fo:font-style="italic" style:font-style-asian="italic" style:font-style-complex="italic"/>
    </style:style>
    <style:style style:name="P6" style:family="paragraph">
      <style:paragraph-properties fo:text-align="center"/>
      <style:text-properties fo:font-size="16pt" style:font-size-asian="16pt" style:font-size-complex="16pt"/>
    </style:style>
    <style:style style:name="P7" style:family="paragraph">
      <loext:graphic-properties draw:fill="none"/>
      <style:paragraph-properties fo:text-align="center"/>
      <style:text-properties fo:font-size="16pt" style:font-size-asian="16pt" style:font-size-complex="16pt"/>
    </style:style>
    <style:style style:name="T1" style:family="text">
      <style:text-properties fo:font-size="18pt"/>
    </style:style>
    <style:style style:name="T2" style:family="text">
      <style:text-properties style:text-position="-33% 58%" fo:font-size="18pt"/>
    </style:style>
    <style:style style:name="T3" style:family="text">
      <style:text-properties fo:font-size="18pt" fo:font-style="italic" style:font-style-asian="italic" style:font-style-complex="italic"/>
    </style:style>
    <style:style style:name="T4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5" draw:id="id5" draw:layer="layout" svg:width="1cm" svg:height="1cm" svg:x="2.2cm" svg:y="2.3cm">
          <text:p text:style-name="P1"><text:span text:style-name="T1">t</text:span><text:span text:style-name="T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" draw:id="id3" draw:layer="layout" svg:width="1cm" svg:height="1cm" svg:x="0.8cm" svg:y="2.3cm">
          <text:p text:style-name="P1"><text:span text:style-name="T1">t</text:span><text:span text:style-name="T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7" draw:id="id7" draw:layer="layout" svg:width="1cm" svg:height="1cm" svg:x="3.6cm" svg:y="2.3cm">
          <text:p text:style-name="P1"><text:span text:style-name="T1">t</text:span><text:span text:style-name="T2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9" draw:id="id9" draw:layer="layout" svg:width="1cm" svg:height="1cm" svg:x="5.2cm" svg:y="2.3cm">
          <text:p text:style-name="P1"><text:span text:style-name="T1">t</text:span><text:span text:style-name="T2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1" draw:id="id11" draw:layer="layout" svg:width="1cm" svg:height="1cm" svg:x="6.9cm" svg:y="2.3cm">
          <text:p text:style-name="P1"><text:span text:style-name="T1">t</text:span><text:span text:style-name="T2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5" draw:id="id15" draw:layer="layout" svg:width="1cm" svg:height="1cm" svg:x="10.1cm" svg:y="2.3cm">
          <text:p text:style-name="P1"><text:span text:style-name="T1">t</text:span><text:span text:style-name="T2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3" draw:id="id13" draw:layer="layout" svg:width="1cm" svg:height="1cm" svg:x="8.5cm" svg:y="2.3cm">
          <text:p text:style-name="P1"><text:span text:style-name="T1">t</text:span><text:span text:style-name="T2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7" draw:id="id17" draw:layer="layout" svg:width="1cm" svg:height="1cm" svg:x="11.7cm" svg:y="2.3cm">
          <text:p text:style-name="P1"><text:span text:style-name="T1">t</text:span><text:span text:style-name="T2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" draw:id="id1" draw:layer="layout" svg:width="15.9cm" svg:height="1cm" svg:x="0.1cm" svg:y="5.7cm">
          <text:p text:style-name="P1"><text:span text:style-name="T1">text</text:span><text:span text:style-name="T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2" draw:id="id2" draw:layer="layout" svg:width="15.9cm" svg:height="0.8cm" svg:x="0.1cm" svg:y="7.1cm">
          <text:p text:style-name="P1"><text:span text:style-name="T1">sText=It takes serious study to become a magician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3" draw:layer="layout" draw:type="line" svg:x1="8.05cm" svg:y1="6.7cm" svg:x2="8.05cm" svg:y2="7.1cm" draw:start-shape="id1" draw:start-glue-point="8" draw:end-shape="id2" draw:end-glue-point="0" svg:d="M8050 6700v400" svg:viewBox="0 0 1 401">
          <text:p/>
        </draw:connector>
        <draw:custom-shape draw:style-name="gr5" draw:text-style-name="P5" xml:id="id4" draw:id="id4" draw:layer="layout" svg:width="2.3cm" svg:height="0.8cm" svg:x="0.1cm" svg:y="1.1cm">
          <text:p text:style-name="P4"><text:span text:style-name="T3">pos=P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5" xml:id="id6" draw:id="id6" draw:layer="layout" svg:width="2.8cm" svg:height="0.8cm" svg:x="1.3cm" svg:y="0.1cm">
          <text:p text:style-name="P4"><text:span text:style-name="T3">pos=VVZ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xml:id="id8" draw:id="id8" draw:layer="layout" svg:width="2.1cm" svg:height="0.8cm" svg:x="3cm" svg:y="1.1cm">
          <text:p text:style-name="P4"><text:span text:style-name="T3">pos=JJ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5" xml:id="id10" draw:id="id10" draw:layer="layout" svg:width="2.5cm" svg:height="0.8cm" svg:x="4.4cm" svg:y="0.1cm">
          <text:p text:style-name="P4"><text:span text:style-name="T3">pos=N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3" draw:layer="layout" draw:type="line" svg:x1="1.3cm" svg:y1="2.3cm" svg:x2="1.25cm" svg:y2="1.9cm" draw:start-shape="id3" draw:start-glue-point="4" draw:end-shape="id4" draw:end-glue-point="2" svg:d="M1300 2300l-50-400" svg:viewBox="0 0 51 401">
          <text:p/>
        </draw:connector>
        <draw:connector draw:style-name="gr4" draw:text-style-name="P3" draw:layer="layout" draw:type="line" svg:x1="2.7cm" svg:y1="2.3cm" svg:x2="2.7cm" svg:y2="0.9cm" draw:start-shape="id5" draw:start-glue-point="4" draw:end-shape="id6" draw:end-glue-point="2" svg:d="M2700 2300v-1400" svg:viewBox="0 0 1 1401">
          <text:p/>
        </draw:connector>
        <draw:connector draw:style-name="gr4" draw:text-style-name="P3" draw:layer="layout" draw:type="line" svg:x1="4.1cm" svg:y1="2.3cm" svg:x2="4.05cm" svg:y2="1.9cm" draw:start-shape="id7" draw:start-glue-point="4" draw:end-shape="id8" draw:end-glue-point="2" svg:d="M4100 2300l-50-400" svg:viewBox="0 0 51 401">
          <text:p/>
        </draw:connector>
        <draw:connector draw:style-name="gr4" draw:text-style-name="P3" draw:layer="layout" draw:type="line" svg:x1="5.7cm" svg:y1="2.3cm" svg:x2="5.65cm" svg:y2="0.9cm" draw:start-shape="id9" draw:start-glue-point="4" draw:end-shape="id10" draw:end-glue-point="2" svg:d="M5700 2300l-50-1400" svg:viewBox="0 0 51 1401">
          <text:p/>
        </draw:connector>
        <draw:custom-shape draw:style-name="gr9" draw:text-style-name="P5" xml:id="id12" draw:id="id12" draw:layer="layout" svg:width="2.4cm" svg:height="0.8cm" svg:x="6.2cm" svg:y="1.1cm">
          <text:p text:style-name="P4"><text:span text:style-name="T3">pos=T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5" xml:id="id14" draw:id="id14" draw:layer="layout" svg:width="2.5cm" svg:height="0.8cm" svg:x="7.7cm" svg:y="0.1cm">
          <text:p text:style-name="P4"><text:span text:style-name="T3">pos=VV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5" xml:id="id16" draw:id="id16" draw:layer="layout" svg:width="2.4cm" svg:height="0.8cm" svg:x="9.4cm" svg:y="1.1cm">
          <text:p text:style-name="P4"><text:span text:style-name="T3">pos=D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5" xml:id="id18" draw:id="id18" draw:layer="layout" svg:width="2.5cm" svg:height="0.8cm" svg:x="10.9cm" svg:y="0.1cm">
          <text:p text:style-name="P4"><text:span text:style-name="T3">pos=N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5" xml:id="id20" draw:id="id20" draw:layer="layout" svg:width="3.3cm" svg:height="0.8cm" svg:x="12.6cm" svg:y="1.1cm">
          <text:p text:style-name="P4"><text:span text:style-name="T3">pos=S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3" draw:layer="layout" draw:type="line" svg:x1="7.4cm" svg:y1="2.3cm" svg:x2="7.4cm" svg:y2="1.9cm" draw:start-shape="id11" draw:start-glue-point="4" draw:end-shape="id12" draw:end-glue-point="2" svg:d="M7400 2300v-400" svg:viewBox="0 0 1 401">
          <text:p/>
        </draw:connector>
        <draw:connector draw:style-name="gr4" draw:text-style-name="P3" draw:layer="layout" draw:type="line" svg:x1="9cm" svg:y1="2.3cm" svg:x2="8.95cm" svg:y2="0.9cm" draw:start-shape="id13" draw:start-glue-point="4" draw:end-shape="id14" draw:end-glue-point="2" svg:d="M9000 2300l-50-1400" svg:viewBox="0 0 51 1401">
          <text:p/>
        </draw:connector>
        <draw:connector draw:style-name="gr4" draw:text-style-name="P3" draw:layer="layout" draw:type="line" svg:x1="10.6cm" svg:y1="2.3cm" svg:x2="10.6cm" svg:y2="1.9cm" draw:start-shape="id15" draw:start-glue-point="4" draw:end-shape="id16" svg:d="M10600 2300v-400" svg:viewBox="0 0 1 401">
          <text:p/>
        </draw:connector>
        <draw:connector draw:style-name="gr4" draw:text-style-name="P3" draw:layer="layout" draw:type="line" svg:x1="12.2cm" svg:y1="2.3cm" svg:x2="12.15cm" svg:y2="0.9cm" draw:start-shape="id17" draw:start-glue-point="4" draw:end-shape="id18" draw:end-glue-point="2" svg:d="M12200 2300l-50-1400" svg:viewBox="0 0 51 1401">
          <text:p/>
        </draw:connector>
        <draw:custom-shape draw:style-name="gr1" draw:text-style-name="P2" xml:id="id19" draw:id="id19" draw:layer="layout" svg:width="1cm" svg:height="1cm" svg:x="13.7cm" svg:y="2.3cm">
          <text:p text:style-name="P1"><text:span text:style-name="T1">t</text:span><text:span text:style-name="T2">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3" draw:layer="layout" draw:type="line" svg:x1="14.2cm" svg:y1="2.3cm" svg:x2="14.25cm" svg:y2="1.9cm" draw:start-shape="id19" draw:start-glue-point="4" draw:end-shape="id20" draw:end-glue-point="2" svg:d="M14200 2300l50-400" svg:viewBox="0 0 51 401">
          <text:p/>
        </draw:connector>
        <draw:connector draw:style-name="gr11" draw:text-style-name="P7" draw:layer="layout" draw:type="line" svg:x1="1.3cm" svg:y1="3.3cm" svg:x2="1.332cm" svg:y2="5.782cm" draw:start-shape="id3" draw:start-glue-point="8" svg:d="M1300 3300l32 2482" svg:viewBox="0 0 33 2483">
          <text:p text:style-name="P6"><text:span text:style-name="T4">0,2</text:span></text:p>
        </draw:connector>
        <draw:connector draw:style-name="gr11" draw:text-style-name="P7" draw:layer="layout" draw:type="line" svg:x1="2.7cm" svg:y1="3.3cm" svg:x2="2.727cm" svg:y2="5.738cm" draw:start-shape="id5" draw:start-glue-point="8" svg:d="M2700 3300l27 2438" svg:viewBox="0 0 28 2439">
          <text:p text:style-name="P6"><text:span text:style-name="T4">3,8</text:span></text:p>
        </draw:connector>
        <draw:connector draw:style-name="gr11" draw:text-style-name="P7" draw:layer="layout" draw:type="line" svg:x1="4.1cm" svg:y1="3.3cm" svg:x2="4.107cm" svg:y2="5.681cm" draw:start-shape="id7" draw:start-glue-point="8" svg:d="M4100 3300l7 2381" svg:viewBox="0 0 8 2382">
          <text:p text:style-name="P6"><text:span text:style-name="T4">9,16</text:span></text:p>
        </draw:connector>
        <draw:connector draw:style-name="gr11" draw:text-style-name="P7" draw:layer="layout" draw:type="line" svg:x1="5.7cm" svg:y1="3.3cm" svg:x2="5.718cm" svg:y2="5.58cm" draw:start-shape="id9" draw:start-glue-point="8" svg:d="M5700 3300l18 2280" svg:viewBox="0 0 19 2281">
          <text:p text:style-name="P6"><text:span text:style-name="T4">17,22</text:span></text:p>
        </draw:connector>
        <draw:connector draw:style-name="gr11" draw:text-style-name="P7" draw:layer="layout" draw:type="line" svg:x1="7.4cm" svg:y1="3.3cm" svg:x2="7.372cm" svg:y2="5.537cm" draw:start-shape="id11" draw:start-glue-point="8" svg:d="M7400 3300l-28 2237" svg:viewBox="0 0 29 2238">
          <text:p text:style-name="P6"><text:span text:style-name="T4">23,25</text:span></text:p>
        </draw:connector>
        <draw:connector draw:style-name="gr11" draw:text-style-name="P7" draw:layer="layout" draw:type="line" svg:x1="9cm" svg:y1="3.3cm" svg:x2="9.025cm" svg:y2="5.595cm" draw:start-shape="id13" draw:start-glue-point="8" svg:d="M9000 3300l25 2295" svg:viewBox="0 0 26 2296">
          <text:p text:style-name="P6"><text:span text:style-name="T4">26,32</text:span></text:p>
        </draw:connector>
        <draw:connector draw:style-name="gr11" draw:text-style-name="P7" draw:layer="layout" draw:type="line" svg:x1="10.61cm" svg:y1="3.3cm" svg:x2="10.635cm" svg:y2="5.595cm" svg:d="M10610 3300l25 2295" svg:viewBox="0 0 26 2296">
          <text:p text:style-name="P6"><text:span text:style-name="T4">33,34</text:span></text:p>
        </draw:connector>
        <draw:connector draw:style-name="gr11" draw:text-style-name="P7" draw:layer="layout" draw:type="line" svg:x1="12.21cm" svg:y1="3.3cm" svg:x2="12.235cm" svg:y2="5.595cm" svg:d="M12210 3300l25 2295" svg:viewBox="0 0 26 2296">
          <text:p text:style-name="P6"><text:span text:style-name="T4">35,43</text:span></text:p>
        </draw:connector>
        <draw:connector draw:style-name="gr11" draw:text-style-name="P7" draw:layer="layout" draw:type="line" svg:x1="14.2cm" svg:y1="3.305cm" svg:x2="14.225cm" svg:y2="5.6cm" svg:d="M14200 3305l25 2295" svg:viewBox="0 0 26 2296">
          <text:p text:style-name="P1"><text:span text:style-name="T4">43,44</text:span>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6.2cm" fo:page-height="8.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Florian Zipser</meta:initial-creator>
    <meta:creation-date>2015-09-15T10:33:58.878102649</meta:creation-date>
    <dc:date>2015-09-15T11:12:15.892269933</dc:date>
    <dc:creator>Florian Zipser</dc:creator>
    <meta:editing-duration>PT6M46S</meta:editing-duration>
    <meta:editing-cycles>1</meta:editing-cycles>
    <meta:document-statistic meta:object-count="39"/>
    <meta:generator>LibreOffice/4.4.2.2$Linux_X86_64 LibreOffice_project/40m0$Build-2</meta:generator>
  </office:meta>
</office:document-meta>
</file>